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2" style:family="paragraph" style:parent-style-name="Text_20_body" style:list-style-name="L1">
      <style:paragraph-properties fo:padding="0.049cm" fo:border="0.06pt solid #dddddd"/>
    </style:style>
    <style:style style:name="P3" style:family="paragraph" style:parent-style-name="Text_20_body">
      <style:paragraph-properties fo:padding="0.049cm" fo:border="0.06pt solid #000000"/>
    </style:style>
    <style:style style:name="P4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5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6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loext:padding="0cm" loext:border="none"/>
    </style:style>
    <style:style style:name="T5" style:family="text">
      <style:text-properties style:text-underline-style="solid" style:text-underline-width="auto" style:text-underline-color="font-color"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Kth Smallest Amount With Single Denomination Combination</text:span></text:h>
      <text:list xml:id="list3832264290" text:style-name="L1">
        <text:list-item>
          <text:p text:style-name="P1"><text:span text:style-name="Strong_20_Emphasis"><text:span text:style-name="T1">User Accepted:</text:span></text:span><text:span text:style-name="T1">481</text:span></text:p>
        </text:list-item>
        <text:list-item>
          <text:p text:style-name="P1"><text:span text:style-name="Strong_20_Emphasis"><text:span text:style-name="T1">User Tried:</text:span></text:span><text:span text:style-name="T1">5610</text:span></text:p>
        </text:list-item>
        <text:list-item>
          <text:p text:style-name="P1"><text:span text:style-name="Strong_20_Emphasis"><text:span text:style-name="T1">Total Accepted:</text:span></text:span><text:span text:style-name="T1">500</text:span></text:p>
        </text:list-item>
        <text:list-item>
          <text:p text:style-name="P1"><text:span text:style-name="Strong_20_Emphasis"><text:span text:style-name="T1">Total Submissions:</text:span></text:span><text:span text:style-name="T1">14052</text:span></text:p>
        </text:list-item>
        <text:list-item>
          <text:p text:style-name="P2"><text:span text:style-name="Strong_20_Emphasis"><text:span text:style-name="T1">Difficulty:</text:span></text:span><text:span text:style-name="T1">Hard</text:span></text:p>
        </text:list-item>
      </text:list>
      <text:p text:style-name="P3"><text:span text:style-name="T1">You are given an integer array </text:span><text:span text:style-name="Source_20_Text"><text:span text:style-name="T1">coins</text:span></text:span><text:span text:style-name="T1"> representing coins of different denominations and an integer </text:span><text:span text:style-name="Source_20_Text"><text:span text:style-name="T1">k</text:span></text:span><text:span text:style-name="T1">.</text:span></text:p>
      <text:p text:style-name="P3"><text:span text:style-name="T1">You have an infinite number of coins of each denomination. However, you are </text:span><text:span text:style-name="Strong_20_Emphasis"><text:span text:style-name="T1">not allowed</text:span></text:span><text:span text:style-name="T1"> to combine coins of different denominations.</text:span></text:p>
      <text:p text:style-name="P3"><text:span text:style-name="T1">Return the </text:span><text:span text:style-name="Source_20_Text"><text:span text:style-name="T1">kth</text:span></text:span><text:span text:style-name="T1"> </text:span><text:span text:style-name="Strong_20_Emphasis"><text:span text:style-name="T1">smallest</text:span></text:span><text:span text:style-name="T1"> amount that can be made using these coins.</text:span></text:p>
      <text:p text:style-name="P4"> </text:p>
      <text:p text:style-name="P3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4"> </text:span><text:span text:style-name="T1">coins = [3,6,9], k = 3</text:span></text:p>
      <text:p text:style-name="P3"><text:span text:style-name="Strong_20_Emphasis"><text:span text:style-name="T1">Output:</text:span></text:span><text:span text:style-name="T4"> </text:span><text:span text:style-name="T1"> 9</text:span></text:p>
      <text:p text:style-name="P3"><text:span text:style-name="Strong_20_Emphasis"><text:span text:style-name="T1">Explanation:</text:span></text:span><text:span text:style-name="T4"> The given coins can make the following amounts:<text:line-break/>Coin 3 produces multiples of 3: 3, 6, 9, 12, 15, etc.<text:line-break/>Coin 6 produces multiples of 6: 6, 12, 18, 24, etc.<text:line-break/>Coin 9 produces multiples of 9: 9, 18, 27, 36, etc.<text:line-break/>All of the coins combined produce: 3, 6, </text:span><text:span text:style-name="Strong_20_Emphasis"><text:span text:style-name="T5">9</text:span></text:span><text:span text:style-name="T4">, 12, 15, etc.</text:span></text:p>
      <text:p text:style-name="P3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coins = [5,2], k = 7</text:span></text:p>
      <text:p text:style-name="P3"><text:span text:style-name="Strong_20_Emphasis"><text:span text:style-name="T1">Output:</text:span></text:span><text:span text:style-name="T1"> 12 </text:span></text:p>
      <text:p text:style-name="P3"><text:span text:style-name="Strong_20_Emphasis"><text:span text:style-name="T1">Explanation:</text:span></text:span><text:span text:style-name="T4"> The given coins can make the following amounts:<text:line-break/>Coin 5 produces multiples of 5: 5, 10, 15, 20, etc.<text:line-break/>Coin 2 produces multiples of 2: 2, 4, 6, 8, 10, 12, etc.<text:line-break/>All of the coins combined produce: 2, 4, 5, 6, 8, 10, </text:span><text:span text:style-name="Strong_20_Emphasis"><text:span text:style-name="T5">12</text:span></text:span><text:span text:style-name="T4">, 14, 15, etc.</text:span></text:p>
      <text:p text:style-name="P4"> </text:p>
      <text:p text:style-name="P3"><text:soft-page-break/><text:span text:style-name="Strong_20_Emphasis"><text:span text:style-name="T1">Constraints:</text:span></text:span></text:p>
      <text:list xml:id="list1128031235" text:style-name="L2">
        <text:list-item>
          <text:p text:style-name="P5"><text:span text:style-name="Source_20_Text"><text:span text:style-name="T1">1 &lt;= coins.length &lt;= 15</text:span></text:span></text:p>
        </text:list-item>
        <text:list-item>
          <text:p text:style-name="P5"><text:span text:style-name="Source_20_Text"><text:span text:style-name="T1">1 &lt;= coins[i] &lt;= 25</text:span></text:span></text:p>
        </text:list-item>
        <text:list-item>
          <text:p text:style-name="P5"><text:span text:style-name="Source_20_Text"><text:span text:style-name="T1">1 &lt;= k &lt;= 2 * 109</text:span></text:span></text:p>
        </text:list-item>
        <text:list-item>
          <text:p text:style-name="P6"><text:span text:style-name="Source_20_Text"><text:span text:style-name="T1">coins</text:span></text:span><text:span text:style-name="T1"> contains pairwise distinct integ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4T00:37:02.017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4" meta:word-count="223" meta:character-count="1178" meta:non-whitespace-character-count="982"/>
  </office:meta>
</office:document-meta>
</file>